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1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8-15" calcext:value-type="date">
            <text:p>15/08/2025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9-17" calcext:value-type="date">
            <text:p>17/09/2025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10-06" calcext:value-type="date">
            <text:p>06/10/2025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Mens. 10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11-25" calcext:value-type="date">
            <text:p>25/1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6" office:value-type="string" calcext:value-type="string">
            <text:p>Mens. 11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12-16" calcext:value-type="date">
            <text:p>16/12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6" office:value-type="string" calcext:value-type="string">
            <text:p>Mens. 12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6-01-21" calcext:value-type="date">
            <text:p>21/01/2026</text:p>
          </table:table-cell>
          <table:table-cell table:style-name="ce51" table:formula="of:=[.C7]-[.F7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7])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6">00/00/0000</text:date></text:span><text:span text:style-name="MT2"><text:s/>- </text:span><text:span text:style-name="MT2"><text:time style:data-style-name="N2" text:time-value="08:59:05.500527500">00:00:00</text:time></text:span><text:span text:style-name="MT2"><text:s/></text:span></text:p>
        </style:region-center>
        <style:region-right>
          <text:p><text:span text:style-name="MT4">Adailza Gomes Silva 35091771859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dailza Gomes Silva 35091771859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08:59:05.514915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4:59:29</meta:creation-date>
    <dc:date>2026-01-26T08:59:40.178060500</dc:date>
    <meta:print-date>2017-09-28T11:35:16</meta:print-date>
    <dc:language>pt-PT</dc:language>
    <meta:editing-cycles>533</meta:editing-cycles>
    <meta:editing-duration>P2DT14H10M6S</meta:editing-duration>
    <meta:printed-by>Carlos Augusto Marcicano</meta:printed-by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